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332" officeooo:paragraph-rsid="00068332"/>
    </style:style>
    <style:style style:name="P2" style:family="paragraph" style:parent-style-name="Standard">
      <style:text-properties officeooo:rsid="00068332" officeooo:paragraph-rsid="000f93ff"/>
    </style:style>
    <style:style style:name="P3" style:family="paragraph" style:parent-style-name="Standard">
      <style:text-properties officeooo:rsid="000941e2" officeooo:paragraph-rsid="00068332"/>
    </style:style>
    <style:style style:name="P4" style:family="paragraph" style:parent-style-name="Standard">
      <style:text-properties officeooo:rsid="000941e2" officeooo:paragraph-rsid="000941e2"/>
    </style:style>
    <style:style style:name="P5" style:family="paragraph" style:parent-style-name="Standard">
      <style:text-properties officeooo:rsid="000b842c" officeooo:paragraph-rsid="000b842c"/>
    </style:style>
    <style:style style:name="P6" style:family="paragraph" style:parent-style-name="Standard">
      <style:text-properties officeooo:rsid="000b842c" officeooo:paragraph-rsid="00157086"/>
    </style:style>
    <style:style style:name="P7" style:family="paragraph" style:parent-style-name="Standard">
      <style:text-properties officeooo:rsid="000dfe86" officeooo:paragraph-rsid="00129543"/>
    </style:style>
    <style:style style:name="P8" style:family="paragraph" style:parent-style-name="Standard">
      <style:text-properties officeooo:rsid="00129543" officeooo:paragraph-rsid="000f93ff"/>
    </style:style>
    <style:style style:name="P9" style:family="paragraph" style:parent-style-name="Standard">
      <style:text-properties officeooo:rsid="000b842c" officeooo:paragraph-rsid="000f93ff"/>
    </style:style>
    <style:style style:name="P10" style:family="paragraph" style:parent-style-name="Standard">
      <style:text-properties officeooo:rsid="00068332" officeooo:paragraph-rsid="000941e2"/>
    </style:style>
    <style:style style:name="P11" style:family="paragraph" style:parent-style-name="Standard" style:list-style-name="L1">
      <style:text-properties officeooo:rsid="00193826" officeooo:paragraph-rsid="00193826"/>
    </style:style>
    <style:style style:name="P12" style:family="paragraph" style:parent-style-name="Standard" style:list-style-name="L1">
      <style:text-properties officeooo:rsid="001aa205" officeooo:paragraph-rsid="001aa205"/>
    </style:style>
    <style:style style:name="P13" style:family="paragraph" style:parent-style-name="Standard" style:list-style-name="L1">
      <style:text-properties officeooo:rsid="001ae92b" officeooo:paragraph-rsid="001ae92b"/>
    </style:style>
    <style:style style:name="P14" style:family="paragraph" style:parent-style-name="Standard" style:list-style-name="L1">
      <style:text-properties officeooo:rsid="001bffa8" officeooo:paragraph-rsid="001bffa8"/>
    </style:style>
    <style:style style:name="P15" style:family="paragraph" style:parent-style-name="Standard" style:list-style-name="L1">
      <style:text-properties officeooo:rsid="001ddaef" officeooo:paragraph-rsid="001ddaef"/>
    </style:style>
    <style:style style:name="P16" style:family="paragraph" style:parent-style-name="Standard" style:list-style-name="L1">
      <style:text-properties officeooo:rsid="00202803" officeooo:paragraph-rsid="00202803"/>
    </style:style>
    <style:style style:name="P17" style:family="paragraph" style:parent-style-name="Standard" style:list-style-name="L1">
      <style:text-properties officeooo:rsid="00202803" officeooo:paragraph-rsid="002949b3"/>
    </style:style>
    <style:style style:name="P18" style:family="paragraph" style:parent-style-name="Standard" style:list-style-name="L1">
      <style:text-properties officeooo:rsid="002122f5" officeooo:paragraph-rsid="002122f5"/>
    </style:style>
    <style:style style:name="P19" style:family="paragraph" style:parent-style-name="Standard" style:list-style-name="L1">
      <style:text-properties officeooo:rsid="002624e5" officeooo:paragraph-rsid="002624e5"/>
    </style:style>
    <style:style style:name="P20" style:family="paragraph" style:parent-style-name="Standard" style:list-style-name="L1">
      <style:text-properties officeooo:rsid="0027c439" officeooo:paragraph-rsid="0027c439"/>
    </style:style>
    <style:style style:name="P21" style:family="paragraph" style:parent-style-name="Standard" style:list-style-name="L1">
      <style:text-properties officeooo:rsid="0027c439" officeooo:paragraph-rsid="002ecc85"/>
    </style:style>
    <style:style style:name="P22" style:family="paragraph" style:parent-style-name="Standard" style:list-style-name="L1">
      <style:text-properties officeooo:rsid="002949b3" officeooo:paragraph-rsid="002949b3"/>
    </style:style>
    <style:style style:name="P23" style:family="paragraph" style:parent-style-name="Standard" style:list-style-name="L1">
      <style:text-properties officeooo:rsid="002ecc85" officeooo:paragraph-rsid="002ecc85"/>
    </style:style>
    <style:style style:name="P24" style:family="paragraph" style:parent-style-name="Standard" style:list-style-name="L1">
      <style:text-properties officeooo:rsid="002f93d4" officeooo:paragraph-rsid="002f93d4"/>
    </style:style>
    <style:style style:name="P25" style:family="paragraph" style:parent-style-name="Standard" style:list-style-name="L1">
      <style:text-properties officeooo:rsid="003092b4" officeooo:paragraph-rsid="003092b4"/>
    </style:style>
    <style:style style:name="P26" style:family="paragraph" style:parent-style-name="Standard" style:list-style-name="L1">
      <style:text-properties officeooo:rsid="00323c33" officeooo:paragraph-rsid="00323c33"/>
    </style:style>
    <style:style style:name="P27" style:family="paragraph" style:parent-style-name="Standard" style:list-style-name="L1">
      <style:text-properties officeooo:rsid="0034949e" officeooo:paragraph-rsid="0034949e"/>
    </style:style>
    <style:style style:name="T1" style:family="text">
      <style:text-properties officeooo:rsid="00085258"/>
    </style:style>
    <style:style style:name="T2" style:family="text">
      <style:text-properties officeooo:rsid="000941e2"/>
    </style:style>
    <style:style style:name="T3" style:family="text">
      <style:text-properties officeooo:rsid="000b842c"/>
    </style:style>
    <style:style style:name="T4" style:family="text">
      <style:text-properties officeooo:rsid="00129543"/>
    </style:style>
    <style:style style:name="T5" style:family="text">
      <style:text-properties officeooo:rsid="00157086"/>
    </style:style>
    <style:style style:name="T6" style:family="text">
      <style:text-properties officeooo:rsid="0017073f"/>
    </style:style>
    <style:style style:name="T7" style:family="text">
      <style:text-properties officeooo:rsid="001ddaef"/>
    </style:style>
    <style:style style:name="T8" style:family="text">
      <style:text-properties officeooo:rsid="001f4ded"/>
    </style:style>
    <style:style style:name="T9" style:family="text">
      <style:text-properties officeooo:rsid="002122f5"/>
    </style:style>
    <style:style style:name="T10" style:family="text">
      <style:text-properties officeooo:rsid="0022860a"/>
    </style:style>
    <style:style style:name="T11" style:family="text">
      <style:text-properties officeooo:rsid="002624e5"/>
    </style:style>
    <style:style style:name="T12" style:family="text">
      <style:text-properties officeooo:rsid="0027c439"/>
    </style:style>
    <style:style style:name="T13" style:family="text">
      <style:text-properties officeooo:rsid="002949b3"/>
    </style:style>
    <style:style style:name="T14" style:family="text">
      <style:text-properties officeooo:rsid="002a4923"/>
    </style:style>
    <style:style style:name="T15" style:family="text">
      <style:text-properties officeooo:rsid="002d9573"/>
    </style:style>
    <style:style style:name="T16" style:family="text">
      <style:text-properties officeooo:rsid="002ecc85"/>
    </style:style>
    <style:style style:name="T17" style:family="text">
      <style:text-properties officeooo:rsid="003092b4"/>
    </style:style>
    <style:style style:name="T18" style:family="text">
      <style:text-properties officeooo:rsid="00323c33"/>
    </style:style>
    <style:style style:name="T19" style:family="text">
      <style:text-properties officeooo:rsid="0032844c"/>
    </style:style>
    <style:style style:name="T20" style:family="text">
      <style:text-properties officeooo:rsid="00352133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Statut et mission de l’auditeur au sein du Parlement Européen</text:p>
      <text:p text:style-name="P1"/>
      <text:p text:style-name="P1">-<text:span text:style-name="T1">Note de cadrage</text:span></text:p>
      <text:p text:style-name="P1">-<text:span text:style-name="T1">Des exigences métier au CDCF</text:span></text:p>
      <text:p text:style-name="P5">(Fonctions principales et contraintes)</text:p>
      <text:p text:style-name="P6">(Repréciser le besoins en terme d’actualité des pages)</text:p>
      <text:p text:style-name="P6"/>
      <text:p text:style-name="P2">- <text:span text:style-name="T2">Contraintes techniques (PE &amp; Amazon aws)</text:span></text:p>
      <text:p text:style-name="P2">- <text:span text:style-name="T5">Recherche &amp; Analyse</text:span></text:p>
      <text:p text:style-name="P1">– <text:span text:style-name="T3">Etats de l’art</text:span></text:p>
      <text:p text:style-name="P1">– <text:span text:style-name="T5">POCs =&gt; Premières Reprécisions des besoins et des contraintes techniques</text:span></text:p>
      <text:p text:style-name="P1">– <text:span text:style-name="T5">Choix des solutions</text:span></text:p>
      <text:p text:style-name="P1"/>
      <text:p text:style-name="P2">-<text:span text:style-name="T3">Planification</text:span></text:p>
      <text:p text:style-name="P9">- (workflow alsa / astra)</text:p>
      <text:p text:style-name="P2"/>
      <text:p text:style-name="P9">- Réalisation</text:p>
      <text:p text:style-name="P2">– <text:span text:style-name="T6">Développement et validation incrémentale =&gt; boucle de rétro-action (non académique =&gt; A justifier absolument par l’exemple)</text:span></text:p>
      <text:p text:style-name="P7">(<text:span text:style-name="T4">LE BOUSIN : </text:span>Détails des problématiques et justification des choix)</text:p>
      <text:p text:style-name="P8"/>
      <text:p text:style-name="P9">- Suivi des tâches</text:p>
      <text:p text:style-name="P3"/>
      <text:p text:style-name="P4">- <text:span text:style-name="T3">Intégration continue</text:span></text:p>
      <text:p text:style-name="P4">- <text:span text:style-name="T3">Validation utilisateur</text:span></text:p>
      <text:p text:style-name="P10">- <text:span text:style-name="T3">Formation utlisateurs</text:span></text:p>
      <text:p text:style-name="P10"/>
      <text:list xml:id="list1749866239930357768" text:style-name="L1">
        <text:list-item>
          <text:p text:style-name="P11">Statut et mission de l’auditeur au sein du Parlement Européen</text:p>
        </text:list-item>
        <text:list-item>
          <text:p text:style-name="P12"><text:span text:style-name="T9">L</text:span>a situation initiale</text:p>
          <text:list>
            <text:list-item>
              <text:p text:style-name="P12">Présentation et fonction de la GSA</text:p>
            </text:list-item>
            <text:list-item>
              <text:p text:style-name="P13">Les lacunes du système</text:p>
              <text:list>
                <text:list-item>
                  <text:p text:style-name="P13"><text:span text:style-name="T7">Une f</text:span>onction principale insatisfaisante</text:p>
                </text:list-item>
                <text:list-item>
                  <text:p text:style-name="P13"><text:span text:style-name="T7">Des f</text:span>onctions secondaire<text:span text:style-name="T7">s</text:span> absentes</text:p>
                </text:list-item>
              </text:list>
            </text:list-item>
            <text:list-item>
              <text:p text:style-name="P14">Une échéance à relever</text:p>
            </text:list-item>
          </text:list>
        </text:list-item>
        <text:list-item>
          <text:p text:style-name="P15">Les contraintes techniques d<text:span text:style-name="T11">u</text:span> Parlement</text:p>
          <text:list>
            <text:list-item>
              <text:p text:style-name="P15">Les technologies supporté<text:span text:style-name="T10">e</text:span>s</text:p>
            </text:list-item>
            <text:list-item>
              <text:p text:style-name="P15">Un projet pilote vers le Cloud</text:p>
            </text:list-item>
          </text:list>
        </text:list-item>
        <text:list-item>
          <text:p text:style-name="P15">Cahier des charges fonctionnel<text:span text:style-name="T8">les</text:span></text:p>
          <text:list>
            <text:list-item>
              <text:p text:style-name="P22">Les besoins de la direction de la commu<text:span text:style-name="T14">ni</text:span>cation</text:p>
            </text:list-item>
            <text:list-item>
              <text:p text:style-name="P22">Les besoins de la direction technique</text:p>
            </text:list-item>
          </text:list>
        </text:list-item>
        <text:list-item>
          <text:p text:style-name="P15">Cahier des charges technique<text:span text:style-name="T8">s</text:span></text:p>
          <text:list>
            <text:list-item>
              <text:p text:style-name="P22">Les technologies autorisées</text:p>
            </text:list-item>
            <text:list-item>
              <text:p text:style-name="P22">Les processus qualit<text:span text:style-name="T18">é</text:span></text:p>
              <text:list>
                <text:list-item>
                  <text:p text:style-name="P26">Le suivi (framework ASTRA)</text:p>
                </text:list-item>
                <text:list-item>
                  <text:p text:style-name="P26">Documentation</text:p>
                </text:list-item>
                <text:list-item>
                  <text:p text:style-name="P26">Intégration continue <text:span text:style-name="T19">(Jenkins)</text:span></text:p>
                </text:list-item>
                <text:list-item>
                  <text:p text:style-name="P26">Tests unitaires et couverture de code</text:p>
                </text:list-item>
                <text:list-item>
                  <text:p text:style-name="P26">Revue de code automatique avec Sonar</text:p>
                </text:list-item>
              </text:list>
            </text:list-item>
          </text:list>
        </text:list-item>
        <text:list-item>
          <text:p text:style-name="P16">L<text:span text:style-name="T12">es étapes de la réalisation</text:span> <text:span text:style-name="T15">du </text:span>projet</text:p>
          <text:list>
            <text:list-item>
              <text:p text:style-name="P16">Une première phase d’analyse</text:p>
              <text:list>
                <text:list-item>
                  <text:p text:style-name="P22"><text:span text:style-name="T16">D</text:span>éfinition de l’architecture applicative</text:p>
                </text:list-item>
                <text:list-item>
                  <text:p text:style-name="P22">Etat de l’art des solutions techniques applicables</text:p>
                </text:list-item>
              </text:list>
            </text:list-item>
            <text:list-item>
              <text:p text:style-name="P16"><text:soft-page-break/><text:span text:style-name="T11">Une phase de r</text:span>echerche et <text:span text:style-name="T11">de </text:span>validation d<text:span text:style-name="T16">e la</text:span> solution technique</text:p>
              <text:list>
                <text:list-item>
                  <text:p text:style-name="P18">Un POC du module d’indexation</text:p>
                </text:list-item>
                <text:list-item>
                  <text:p text:style-name="P18">La solution Azur Search</text:p>
                </text:list-item>
                <text:list-item>
                  <text:p text:style-name="P18">Les solutions Amazon</text:p>
                  <text:list>
                    <text:list-item>
                      <text:p text:style-name="P18">CloudSearch</text:p>
                    </text:list-item>
                    <text:list-item>
                      <text:p text:style-name="P18">ElasticSearch service</text:p>
                      <text:p text:style-name="P20">(Parler de la gestion des droits)</text:p>
                    </text:list-item>
                  </text:list>
                </text:list-item>
                <text:list-item>
                  <text:p text:style-name="P19">L’hébergement des index ElasticSearch sur le réseau du Parlement</text:p>
                </text:list-item>
                <text:list-item>
                  <text:p text:style-name="P22">Conclusion</text:p>
                </text:list-item>
              </text:list>
            </text:list-item>
            <text:list-item>
              <text:p text:style-name="P16"><text:span text:style-name="T13">Mise en place de la solution retenue</text:span></text:p>
              <text:list>
                <text:list-item>
                  <text:p text:style-name="P27">Mise à jour de l’architecture applicative </text:p>
                  <text:p text:style-name="P27">(ajout d’un web service de recherche)</text:p>
                </text:list-item>
                <text:list-item>
                  <text:p text:style-name="P20">Un développement par itération</text:p>
                  <text:list>
                    <text:list-item>
                      <text:p text:style-name="P22">Une technologie mal comprise </text:p>
                      <text:p text:style-name="P22">(<text:span text:style-name="T16">note : </text:span>par la maîtrise d’ouvrage et par la maîtrise d’œuvre)</text:p>
                    </text:list-item>
                    <text:list-item>
                      <text:p text:style-name="P22">De plus prioritaire au moins prioritaire</text:p>
                    </text:list-item>
                    <text:list-item>
                      <text:p text:style-name="P17"><text:span text:style-name="T12">Des phases d’analyse approfondie et une redéfinition des besoins</text:span></text:p>
                    </text:list-item>
                    <text:list-item>
                      <text:p text:style-name="P22">Validation et boucle de retro-action</text:p>
                      <text:p text:style-name="P22">(<text:span text:style-name="T16">note : </text:span>exemples : </text:p>
                      <text:p text:style-name="P22">fréquence parsing trop importante,</text:p>
                      <text:p text:style-name="P22"><text:s/>synonyme<text:span text:style-name="T16">s</text:span> trop laborieux <text:span text:style-name="T17">remplacé par la suggestion de phrase</text:span>, </text:p>
                      <text:p text:style-name="P22">autocompletion fulltext remplacé<text:span text:style-name="T16">e</text:span> par l’historique des requêtes)</text:p>
                    </text:list-item>
                  </text:list>
                </text:list-item>
                <text:list-item>
                  <text:p text:style-name="P22"><text:span text:style-name="T16">Finition du module d’indexation et de son interface </text:span>d’administration</text:p>
                  <text:list>
                    <text:list-item>
                      <text:p text:style-name="P23">La gestion des fréquences d’indexation</text:p>
                    </text:list-item>
                    <text:list-item>
                      <text:p text:style-name="P23">Le lien entre les pages html et le modèle de données</text:p>
                    </text:list-item>
                    <text:list-item>
                      <text:p text:style-name="P23">La distinction entre les liens suivis et les pages indexées</text:p>
                    </text:list-item>
                    <text:list-item>
                      <text:p text:style-name="P21"><text:span text:style-name="T16">P</text:span>olitiques d’indexation <text:span text:style-name="T16">et <text:s/>suppression des pages obsolètes</text:span></text:p>
                    </text:list-item>
                    <text:list-item>
                      <text:p text:style-name="P23">La gestion des pages en erreur</text:p>
                    </text:list-item>
                    <text:list-item>
                      <text:p text:style-name="P23">Une interface d’édition des index</text:p>
                    </text:list-item>
                  </text:list>
                </text:list-item>
                <text:list-item>
                  <text:p text:style-name="P20">Les fonctionnalités <text:span text:style-name="T16">de recherches</text:span></text:p>
                  <text:list>
                    <text:list-item>
                      <text:p text:style-name="P20">L<text:span text:style-name="T13">e fort couplage entre la structure des index et les fonctionnalités de recherche</text:span></text:p>
                    </text:list-item>
                    <text:list-item>
                      <text:p text:style-name="P24">Résumé des concepts ElasticSearch </text:p>
                    </text:list-item>
                    <text:list-item>
                      <text:p text:style-name="P24">Une recherche sur une phrase</text:p>
                    </text:list-item>
                    <text:list-item>
                      <text:p text:style-name="P24">Une recherche simultanée sur la phrase et sur les mots</text:p>
                    </text:list-item>
                    <text:list-item>
                      <text:p text:style-name="P24">Corrections et suggestions de « phrases »</text:p>
                    </text:list-item>
                    <text:list-item>
                      <text:p text:style-name="P25">Auto complétion sur l’historique des requêtes pertinentes</text:p>
                    </text:list-item>
                  </text:list>
                </text:list-item>
                <text:list-item>
                  <text:p text:style-name="P27">Le webservice de recherc<text:span text:style-name="T20">h</text:span>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5:57:38.434887348</meta:creation-date>
    <meta:generator>LibreOffice/5.1.6.2$Linux_X86_64 LibreOffice_project/10m0$Build-2</meta:generator>
    <dc:date>2017-12-04T17:34:05.228311141</dc:date>
    <meta:editing-duration>P10DT22H8M1S</meta:editing-duration>
    <meta:editing-cycles>28</meta:editing-cycles>
    <meta:document-statistic meta:table-count="0" meta:image-count="0" meta:object-count="0" meta:page-count="2" meta:paragraph-count="81" meta:word-count="510" meta:character-count="3423" meta:non-whitespace-character-count="2928"/>
  </office:meta>
</office:document-meta>
</file>